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4dbc" officeooo:paragraph-rsid="00014dbc"/>
    </style:style>
    <style:style style:name="P2" style:family="paragraph" style:parent-style-name="Standard">
      <style:text-properties officeooo:rsid="00014dbc" officeooo:paragraph-rsid="0002abb9"/>
    </style:style>
    <style:style style:name="P3" style:family="paragraph" style:parent-style-name="Standard">
      <style:text-properties officeooo:rsid="00047e66" officeooo:paragraph-rsid="00047e66"/>
    </style:style>
    <style:style style:name="T1" style:family="text">
      <style:text-properties officeooo:rsid="0002abb9"/>
    </style:style>
    <style:style style:name="T2" style:family="text">
      <style:text-properties officeooo:rsid="00047e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 2 – <text:span text:style-name="T2">Cypher</text:span></text:p>
      <text:p text:style-name="P1"/>
      <text:p text:style-name="P1">Break the alphabet into 2 parts: 1) vowels 2) <text:span text:style-name="T2">consonants</text:span></text:p>
      <text:p text:style-name="P1">For vowels (A, E, I, O, U, Y) A is always equal to Y. <text:s/>For the rest jump 2 places. <text:s/></text:p>
      <text:p text:style-name="P1">e.g</text:p>
      <text:p text:style-name="P1">A = Y</text:p>
      <text:p text:style-name="P1">E=O</text:p>
      <text:p text:style-name="P1">U=I</text:p>
      <text:p text:style-name="P1">etc.</text:p>
      <text:p text:style-name="P1"/>
      <text:p text:style-name="P1">For consonants (B, C, D, F, G, H, <text:s/>J, K, L, M, N, P, Q, R, S, T, V, W, X, Z)</text:p>
      <text:p text:style-name="P1">jump 2 places backwards</text:p>
      <text:p text:style-name="P1">e.g</text:p>
      <text:p text:style-name="P1">G=D</text:p>
      <text:p text:style-name="P1">Q=N</text:p>
      <text:p text:style-name="P3">etc.</text:p>
      <text:p text:style-name="P3"/>
      <text:p text:style-name="P3"/>
      <text:p text:style-name="P2">I LOVE CRYPTOLOGY! = U JE<text:span text:style-name="T1">SO ZPAMREJEDA!</text:span></text:p>
      <text:p text:style-name="P2">U JE<text:span text:style-name="T1">SO ZPAMREJEDA! = I LOVE CRYPTOLOGY!</text:span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1-06-17T16:00:27.862000000</dc:date>
    <meta:editing-duration>PT2M56S</meta:editing-duration>
    <meta:editing-cycles>2</meta:editing-cycles>
    <meta:document-statistic meta:table-count="0" meta:image-count="0" meta:object-count="0" meta:page-count="1" meta:paragraph-count="16" meta:word-count="84" meta:character-count="363" meta:non-whitespace-character-count="290"/>
  </office:meta>
</office:document-meta>
</file>